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07mm"/>
    </style:style>
    <style:style style:name="co10" style:family="table-column">
      <style:table-column-properties fo:break-before="auto" style:column-width="24.98mm"/>
    </style:style>
    <style:style style:name="co11" style:family="table-column">
      <style:table-column-properties fo:break-before="auto" style:column-width="15.24mm"/>
    </style:style>
    <style:style style:name="co12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8.1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9.95mm" fo:break-before="auto" style:use-optimal-row-height="false"/>
    </style:style>
    <style:style style:name="ro9" style:family="table-row">
      <style:table-row-properties style:row-height="9.74mm" fo:break-before="auto" style:use-optimal-row-height="false"/>
    </style:style>
    <style:style style:name="ro10" style:family="table-row">
      <style:table-row-properties style:row-height="9.1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6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8" table:default-cell-style-name="ce2"/>
        <table:table-column table:style-name="co5" table:default-cell-style-name="ce2"/>
        <table:table-column table:style-name="co11" table:default-cell-style-name="ce2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各縣市人口年齡結構重要指標</text:p>
          </table:table-cell>
          <table:covered-table-cell table:number-columns-repeated="12" table:style-name="ce12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3" office:value-type="string" office:string-value="       中 華 民 國 100 年 8 月 底" calcext:value-type="string" table:number-columns-spanned="11" table:number-rows-spanned="1">
            <text:p><text:s text:c="8"/>中 華 民 國 100 年 8 月 底 </text:p>
          </table:table-cell>
          <table:covered-table-cell table:number-columns-repeated="10" table:style-name="ce22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40"/>
          <table:table-cell table:style-name="ce41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6"/>
          <table:table-cell table:number-columns-repeated="1010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193638" calcext:value-type="float">
            <text:p><text:s text:c="3"/>23,193,638</text:p>
          </table:table-cell>
          <table:table-cell table:style-name="ce17" office:value-type="float" office:value="956817" calcext:value-type="float">
            <text:p><text:s text:c="3"/>956,817</text:p>
          </table:table-cell>
          <table:table-cell table:style-name="ce29" office:value-type="float" office:value="4.13" calcext:value-type="float">
            <text:p><text:s text:c="3"/>4.13</text:p>
          </table:table-cell>
          <table:table-cell table:style-name="ce16" office:value-type="float" office:value="1377515" calcext:value-type="float">
            <text:p><text:s text:c="3"/>1,377,515</text:p>
          </table:table-cell>
          <table:table-cell table:style-name="ce29" office:value-type="float" office:value="5.94" calcext:value-type="float">
            <text:p><text:s text:c="3"/>5.94</text:p>
          </table:table-cell>
          <table:table-cell table:style-name="ce16" office:value-type="float" office:value="2651517" calcext:value-type="float">
            <text:p><text:s text:c="3"/>2,651,517</text:p>
          </table:table-cell>
          <table:table-cell table:style-name="ce29" office:value-type="float" office:value="11.43" calcext:value-type="float">
            <text:p><text:s text:c="3"/>11.43</text:p>
          </table:table-cell>
          <table:table-cell table:style-name="ce16" office:value-type="float" office:value="1861148" calcext:value-type="float">
            <text:p><text:s text:c="3"/>1,861,148</text:p>
          </table:table-cell>
          <table:table-cell table:style-name="ce29" office:value-type="float" office:value="8.02" calcext:value-type="float">
            <text:p><text:s text:c="3"/>8.02</text:p>
          </table:table-cell>
          <table:table-cell table:style-name="ce16" office:value-type="float" office:value="18038345" calcext:value-type="float">
            <text:p><text:s text:c="3"/>18,038,345</text:p>
          </table:table-cell>
          <table:table-cell table:style-name="ce29" office:value-type="float" office:value="77.77" calcext:value-type="float">
            <text:p><text:s text:c="3"/>77.77</text:p>
          </table:table-cell>
          <table:table-cell table:style-name="ce16" office:value-type="float" office:value="2501041" calcext:value-type="float">
            <text:p><text:s text:c="3"/>2,501,041</text:p>
          </table:table-cell>
          <table:table-cell table:style-name="ce51" office:value-type="float" office:value="10.78" calcext:value-type="float">
            <text:p><text:s text:c="3"/>10.78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08632" calcext:value-type="float">
            <text:p><text:s text:c="3"/>3,908,632</text:p>
          </table:table-cell>
          <table:table-cell table:style-name="ce17" office:value-type="float" office:value="156994" calcext:value-type="float">
            <text:p><text:s text:c="3"/>156,994</text:p>
          </table:table-cell>
          <table:table-cell table:style-name="ce29" office:value-type="float" office:value="4.02" calcext:value-type="float">
            <text:p><text:s text:c="3"/>4.02</text:p>
          </table:table-cell>
          <table:table-cell table:style-name="ce18" office:value-type="float" office:value="225880" calcext:value-type="float">
            <text:p><text:s text:c="3"/>225,880</text:p>
          </table:table-cell>
          <table:table-cell table:style-name="ce29" office:value-type="float" office:value="5.78" calcext:value-type="float">
            <text:p><text:s text:c="3"/>5.78</text:p>
          </table:table-cell>
          <table:table-cell table:style-name="ce18" office:value-type="float" office:value="431118" calcext:value-type="float">
            <text:p><text:s text:c="3"/>431,118</text:p>
          </table:table-cell>
          <table:table-cell table:style-name="ce29" office:value-type="float" office:value="11.03" calcext:value-type="float">
            <text:p><text:s text:c="3"/>11.03</text:p>
          </table:table-cell>
          <table:table-cell table:style-name="ce37" office:value-type="float" office:value="302860" calcext:value-type="float">
            <text:p><text:s text:c="3"/>302,860</text:p>
          </table:table-cell>
          <table:table-cell table:style-name="ce29" office:value-type="float" office:value="7.75" calcext:value-type="float">
            <text:p><text:s text:c="3"/>7.75</text:p>
          </table:table-cell>
          <table:table-cell table:style-name="ce42" office:value-type="float" office:value="3064738" calcext:value-type="float">
            <text:p><text:s text:c="3"/>3,064,738</text:p>
          </table:table-cell>
          <table:table-cell table:style-name="ce29" office:value-type="float" office:value="78.41" calcext:value-type="float">
            <text:p><text:s text:c="3"/>78.41</text:p>
          </table:table-cell>
          <table:table-cell table:style-name="ce37" office:value-type="float" office:value="328118" calcext:value-type="float">
            <text:p><text:s text:c="3"/>328,118</text:p>
          </table:table-cell>
          <table:table-cell table:style-name="ce52" office:value-type="float" office:value="8.39" calcext:value-type="float">
            <text:p><text:s text:c="3"/>8.39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39064" calcext:value-type="float">
            <text:p><text:s text:c="3"/>2,639,064</text:p>
          </table:table-cell>
          <table:table-cell table:style-name="ce17" office:value-type="float" office:value="115742" calcext:value-type="float">
            <text:p><text:s text:c="3"/>115,742</text:p>
          </table:table-cell>
          <table:table-cell table:style-name="ce29" office:value-type="float" office:value="4.39" calcext:value-type="float">
            <text:p><text:s text:c="3"/>4.39</text:p>
          </table:table-cell>
          <table:table-cell table:style-name="ce18" office:value-type="float" office:value="159783" calcext:value-type="float">
            <text:p><text:s text:c="3"/>159,783</text:p>
          </table:table-cell>
          <table:table-cell table:style-name="ce29" office:value-type="float" office:value="6.05" calcext:value-type="float">
            <text:p><text:s text:c="3"/>6.05</text:p>
          </table:table-cell>
          <table:table-cell table:style-name="ce18" office:value-type="float" office:value="289719" calcext:value-type="float">
            <text:p><text:s text:c="3"/>289,719</text:p>
          </table:table-cell>
          <table:table-cell table:style-name="ce29" office:value-type="float" office:value="10.98" calcext:value-type="float">
            <text:p><text:s text:c="3"/>10.98</text:p>
          </table:table-cell>
          <table:table-cell table:style-name="ce37" office:value-type="float" office:value="191440" calcext:value-type="float">
            <text:p><text:s text:c="3"/>191,440</text:p>
          </table:table-cell>
          <table:table-cell table:style-name="ce29" office:value-type="float" office:value="7.25" calcext:value-type="float">
            <text:p><text:s text:c="3"/>7.25</text:p>
          </table:table-cell>
          <table:table-cell table:style-name="ce42" office:value-type="float" office:value="2096175" calcext:value-type="float">
            <text:p><text:s text:c="3"/>2,096,175</text:p>
          </table:table-cell>
          <table:table-cell table:style-name="ce29" office:value-type="float" office:value="79.43" calcext:value-type="float">
            <text:p><text:s text:c="3"/>79.43</text:p>
          </table:table-cell>
          <table:table-cell table:style-name="ce37" office:value-type="float" office:value="333761" calcext:value-type="float">
            <text:p><text:s text:c="3"/>333,761</text:p>
          </table:table-cell>
          <table:table-cell table:style-name="ce52" office:value-type="float" office:value="12.65" calcext:value-type="float">
            <text:p><text:s text:c="3"/>12.65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58735" calcext:value-type="float">
            <text:p><text:s text:c="3"/>2,658,735</text:p>
          </table:table-cell>
          <table:table-cell table:style-name="ce17" office:value-type="float" office:value="116849" calcext:value-type="float">
            <text:p><text:s text:c="3"/>116,849</text:p>
          </table:table-cell>
          <table:table-cell table:style-name="ce29" office:value-type="float" office:value="4.39" calcext:value-type="float">
            <text:p><text:s text:c="3"/>4.39</text:p>
          </table:table-cell>
          <table:table-cell table:style-name="ce18" office:value-type="float" office:value="170033" calcext:value-type="float">
            <text:p><text:s text:c="3"/>170,033</text:p>
          </table:table-cell>
          <table:table-cell table:style-name="ce29" office:value-type="float" office:value="6.4" calcext:value-type="float">
            <text:p><text:s text:c="3"/>6.40</text:p>
          </table:table-cell>
          <table:table-cell table:style-name="ce18" office:value-type="float" office:value="331642" calcext:value-type="float">
            <text:p><text:s text:c="3"/>331,642</text:p>
          </table:table-cell>
          <table:table-cell table:style-name="ce29" office:value-type="float" office:value="12.47" calcext:value-type="float">
            <text:p><text:s text:c="3"/>12.47</text:p>
          </table:table-cell>
          <table:table-cell table:style-name="ce37" office:value-type="float" office:value="237558" calcext:value-type="float">
            <text:p><text:s text:c="3"/>237,558</text:p>
          </table:table-cell>
          <table:table-cell table:style-name="ce29" office:value-type="float" office:value="8.94" calcext:value-type="float">
            <text:p><text:s text:c="3"/>8.94</text:p>
          </table:table-cell>
          <table:table-cell table:style-name="ce42" office:value-type="float" office:value="2009974" calcext:value-type="float">
            <text:p><text:s text:c="3"/>2,009,974</text:p>
          </table:table-cell>
          <table:table-cell table:style-name="ce29" office:value-type="float" office:value="75.6" calcext:value-type="float">
            <text:p><text:s text:c="3"/>75.60</text:p>
          </table:table-cell>
          <table:table-cell table:style-name="ce37" office:value-type="float" office:value="232185" calcext:value-type="float">
            <text:p><text:s text:c="3"/>232,185</text:p>
          </table:table-cell>
          <table:table-cell table:style-name="ce52" office:value-type="float" office:value="8.73" calcext:value-type="float">
            <text:p><text:s text:c="3"/>8.73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75637" calcext:value-type="float">
            <text:p><text:s text:c="3"/>1,875,637</text:p>
          </table:table-cell>
          <table:table-cell table:style-name="ce17" office:value-type="float" office:value="71085" calcext:value-type="float">
            <text:p><text:s text:c="3"/>71,085</text:p>
          </table:table-cell>
          <table:table-cell table:style-name="ce29" office:value-type="float" office:value="3.79" calcext:value-type="float">
            <text:p><text:s text:c="3"/>3.79</text:p>
          </table:table-cell>
          <table:table-cell table:style-name="ce18" office:value-type="float" office:value="102762" calcext:value-type="float">
            <text:p><text:s text:c="3"/>102,762</text:p>
          </table:table-cell>
          <table:table-cell table:style-name="ce29" office:value-type="float" office:value="5.48" calcext:value-type="float">
            <text:p><text:s text:c="3"/>5.48</text:p>
          </table:table-cell>
          <table:table-cell table:style-name="ce18" office:value-type="float" office:value="198531" calcext:value-type="float">
            <text:p><text:s text:c="3"/>198,531</text:p>
          </table:table-cell>
          <table:table-cell table:style-name="ce29" office:value-type="float" office:value="10.58" calcext:value-type="float">
            <text:p><text:s text:c="3"/>10.58</text:p>
          </table:table-cell>
          <table:table-cell table:style-name="ce37" office:value-type="float" office:value="144627" calcext:value-type="float">
            <text:p><text:s text:c="3"/>144,627</text:p>
          </table:table-cell>
          <table:table-cell table:style-name="ce29" office:value-type="float" office:value="7.71" calcext:value-type="float">
            <text:p><text:s text:c="3"/>7.71</text:p>
          </table:table-cell>
          <table:table-cell table:style-name="ce42" office:value-type="float" office:value="1481640" calcext:value-type="float">
            <text:p><text:s text:c="3"/>1,481,640</text:p>
          </table:table-cell>
          <table:table-cell table:style-name="ce29" office:value-type="float" office:value="78.99" calcext:value-type="float">
            <text:p><text:s text:c="3"/>78.99</text:p>
          </table:table-cell>
          <table:table-cell table:style-name="ce37" office:value-type="float" office:value="217328" calcext:value-type="float">
            <text:p><text:s text:c="3"/>217,328</text:p>
          </table:table-cell>
          <table:table-cell table:style-name="ce52" office:value-type="float" office:value="11.59" calcext:value-type="float">
            <text:p><text:s text:c="3"/>11.59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2838" calcext:value-type="float">
            <text:p><text:s text:c="3"/>2,772,838</text:p>
          </table:table-cell>
          <table:table-cell table:style-name="ce17" office:value-type="float" office:value="105307" calcext:value-type="float">
            <text:p><text:s text:c="3"/>105,307</text:p>
          </table:table-cell>
          <table:table-cell table:style-name="ce29" office:value-type="float" office:value="3.8" calcext:value-type="float">
            <text:p><text:s text:c="3"/>3.80</text:p>
          </table:table-cell>
          <table:table-cell table:style-name="ce18" office:value-type="float" office:value="152523" calcext:value-type="float">
            <text:p><text:s text:c="3"/>152,523</text:p>
          </table:table-cell>
          <table:table-cell table:style-name="ce29" office:value-type="float" office:value="5.5" calcext:value-type="float">
            <text:p><text:s text:c="3"/>5.50</text:p>
          </table:table-cell>
          <table:table-cell table:style-name="ce18" office:value-type="float" office:value="296354" calcext:value-type="float">
            <text:p><text:s text:c="3"/>296,354</text:p>
          </table:table-cell>
          <table:table-cell table:style-name="ce29" office:value-type="float" office:value="10.69" calcext:value-type="float">
            <text:p><text:s text:c="3"/>10.69</text:p>
          </table:table-cell>
          <table:table-cell table:style-name="ce37" office:value-type="float" office:value="214637" calcext:value-type="float">
            <text:p><text:s text:c="3"/>214,637</text:p>
          </table:table-cell>
          <table:table-cell table:style-name="ce29" office:value-type="float" office:value="7.74" calcext:value-type="float">
            <text:p><text:s text:c="3"/>7.74</text:p>
          </table:table-cell>
          <table:table-cell table:style-name="ce42" office:value-type="float" office:value="2187271" calcext:value-type="float">
            <text:p><text:s text:c="3"/>2,187,271</text:p>
          </table:table-cell>
          <table:table-cell table:style-name="ce29" office:value-type="float" office:value="78.88" calcext:value-type="float">
            <text:p><text:s text:c="3"/>78.88</text:p>
          </table:table-cell>
          <table:table-cell table:style-name="ce37" office:value-type="float" office:value="287753" calcext:value-type="float">
            <text:p><text:s text:c="3"/>287,753</text:p>
          </table:table-cell>
          <table:table-cell table:style-name="ce52" office:value-type="float" office:value="10.38" calcext:value-type="float">
            <text:p><text:s text:c="3"/>10.38</text:p>
          </table:table-cell>
          <table:table-cell table:number-columns-repeated="1010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27628" calcext:value-type="float">
            <text:p><text:s text:c="3"/>9,227,628</text:p>
          </table:table-cell>
          <table:table-cell table:style-name="ce18" office:value-type="float" office:value="385341" calcext:value-type="float">
            <text:p><text:s text:c="3"/>385,341</text:p>
          </table:table-cell>
          <table:table-cell table:style-name="ce29" office:value-type="float" office:value="4.18" calcext:value-type="float">
            <text:p><text:s text:c="3"/>4.18</text:p>
          </table:table-cell>
          <table:table-cell table:style-name="ce18" office:value-type="float" office:value="559488" calcext:value-type="float">
            <text:p><text:s text:c="3"/>559,488</text:p>
          </table:table-cell>
          <table:table-cell table:style-name="ce29" office:value-type="float" office:value="6.06" calcext:value-type="float">
            <text:p><text:s text:c="3"/>6.06</text:p>
          </table:table-cell>
          <table:table-cell table:style-name="ce18" office:value-type="float" office:value="1092756" calcext:value-type="float">
            <text:p><text:s text:c="3"/>1,092,756</text:p>
          </table:table-cell>
          <table:table-cell table:style-name="ce29" office:value-type="float" office:value="11.84" calcext:value-type="float">
            <text:p><text:s text:c="3"/>11.84</text:p>
          </table:table-cell>
          <table:table-cell table:style-name="ce37" office:value-type="float" office:value="763417" calcext:value-type="float">
            <text:p><text:s text:c="3"/>763,417</text:p>
          </table:table-cell>
          <table:table-cell table:style-name="ce29" office:value-type="float" office:value="8.27" calcext:value-type="float">
            <text:p><text:s text:c="3"/>8.27</text:p>
          </table:table-cell>
          <table:table-cell table:style-name="ce42" office:value-type="float" office:value="7108749" calcext:value-type="float">
            <text:p><text:s text:c="3"/>7,108,749</text:p>
          </table:table-cell>
          <table:table-cell table:style-name="ce29" office:value-type="float" office:value="77.04" calcext:value-type="float">
            <text:p><text:s text:c="3"/>77.04</text:p>
          </table:table-cell>
          <table:table-cell table:style-name="ce37" office:value-type="float" office:value="1088714" calcext:value-type="float">
            <text:p><text:s text:c="3"/>1,088,714</text:p>
          </table:table-cell>
          <table:table-cell table:style-name="ce52" office:value-type="float" office:value="11.8" calcext:value-type="float">
            <text:p><text:s text:c="3"/>11.80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9347" calcext:value-type="float">
            <text:p><text:s text:c="3"/>459,347</text:p>
          </table:table-cell>
          <table:table-cell table:style-name="ce19" office:value-type="float" office:value="17362" calcext:value-type="float">
            <text:p><text:s text:c="3"/>17,362</text:p>
          </table:table-cell>
          <table:table-cell table:style-name="ce30" office:value-type="float" office:value="3.78" calcext:value-type="float">
            <text:p><text:s text:c="3"/>3.78</text:p>
          </table:table-cell>
          <table:table-cell table:style-name="ce19" office:value-type="float" office:value="25263" calcext:value-type="float">
            <text:p><text:s text:c="3"/>25,263</text:p>
          </table:table-cell>
          <table:table-cell table:style-name="ce30" office:value-type="float" office:value="5.5" calcext:value-type="float">
            <text:p><text:s text:c="3"/>5.50</text:p>
          </table:table-cell>
          <table:table-cell table:style-name="ce19" office:value-type="float" office:value="49860" calcext:value-type="float">
            <text:p><text:s text:c="3"/>49,860</text:p>
          </table:table-cell>
          <table:table-cell table:style-name="ce30" office:value-type="float" office:value="10.85" calcext:value-type="float">
            <text:p><text:s text:c="3"/>10.85</text:p>
          </table:table-cell>
          <table:table-cell table:style-name="ce38" office:value-type="float" office:value="38394" calcext:value-type="float">
            <text:p><text:s text:c="3"/>38,394</text:p>
          </table:table-cell>
          <table:table-cell table:style-name="ce30" office:value-type="float" office:value="8.36" calcext:value-type="float">
            <text:p><text:s text:c="3"/>8.36</text:p>
          </table:table-cell>
          <table:table-cell table:style-name="ce43" office:value-type="float" office:value="357406" calcext:value-type="float">
            <text:p><text:s text:c="3"/>357,406</text:p>
          </table:table-cell>
          <table:table-cell table:style-name="ce30" office:value-type="float" office:value="77.81" calcext:value-type="float">
            <text:p><text:s text:c="3"/>77.81</text:p>
          </table:table-cell>
          <table:table-cell table:style-name="ce38" office:value-type="float" office:value="60248" calcext:value-type="float">
            <text:p><text:s text:c="3"/>60,248</text:p>
          </table:table-cell>
          <table:table-cell table:style-name="ce53" office:value-type="float" office:value="13.12" calcext:value-type="float">
            <text:p><text:s text:c="3"/>13.1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9" office:value-type="float" office:value="2008845" calcext:value-type="float">
            <text:p><text:s text:c="3"/>2,008,845</text:p>
          </table:table-cell>
          <table:table-cell table:style-name="ce19" office:value-type="float" office:value="93106" calcext:value-type="float">
            <text:p><text:s text:c="3"/>93,106</text:p>
          </table:table-cell>
          <table:table-cell table:style-name="ce30" office:value-type="float" office:value="4.63" calcext:value-type="float">
            <text:p><text:s text:c="3"/>4.63</text:p>
          </table:table-cell>
          <table:table-cell table:style-name="ce19" office:value-type="float" office:value="136435" calcext:value-type="float">
            <text:p><text:s text:c="3"/>136,435</text:p>
          </table:table-cell>
          <table:table-cell table:style-name="ce30" office:value-type="float" office:value="6.79" calcext:value-type="float">
            <text:p><text:s text:c="3"/>6.79</text:p>
          </table:table-cell>
          <table:table-cell table:style-name="ce19" office:value-type="float" office:value="266771" calcext:value-type="float">
            <text:p><text:s text:c="3"/>266,771</text:p>
          </table:table-cell>
          <table:table-cell table:style-name="ce30" office:value-type="float" office:value="13.28" calcext:value-type="float">
            <text:p><text:s text:c="3"/>13.28</text:p>
          </table:table-cell>
          <table:table-cell table:style-name="ce38" office:value-type="float" office:value="182118" calcext:value-type="float">
            <text:p><text:s text:c="3"/>182,118</text:p>
          </table:table-cell>
          <table:table-cell table:style-name="ce30" office:value-type="float" office:value="9.07" calcext:value-type="float">
            <text:p><text:s text:c="3"/>9.07</text:p>
          </table:table-cell>
          <table:table-cell table:style-name="ce43" office:value-type="float" office:value="1500012" calcext:value-type="float">
            <text:p><text:s text:c="3"/>1,500,012</text:p>
          </table:table-cell>
          <table:table-cell table:style-name="ce30" office:value-type="float" office:value="74.67" calcext:value-type="float">
            <text:p><text:s text:c="3"/>74.67</text:p>
          </table:table-cell>
          <table:table-cell table:style-name="ce38" office:value-type="float" office:value="166554" calcext:value-type="float">
            <text:p><text:s text:c="3"/>166,554</text:p>
          </table:table-cell>
          <table:table-cell table:style-name="ce53" office:value-type="float" office:value="8.29" calcext:value-type="float">
            <text:p><text:s text:c="3"/>8.2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9" office:value-type="float" office:value="516143" calcext:value-type="float">
            <text:p><text:s text:c="3"/>516,143</text:p>
          </table:table-cell>
          <table:table-cell table:style-name="ce19" office:value-type="float" office:value="28766" calcext:value-type="float">
            <text:p><text:s text:c="3"/>28,766</text:p>
          </table:table-cell>
          <table:table-cell table:style-name="ce30" office:value-type="float" office:value="5.57" calcext:value-type="float">
            <text:p><text:s text:c="3"/>5.57</text:p>
          </table:table-cell>
          <table:table-cell table:style-name="ce19" office:value-type="float" office:value="40874" calcext:value-type="float">
            <text:p><text:s text:c="3"/>40,874</text:p>
          </table:table-cell>
          <table:table-cell table:style-name="ce30" office:value-type="float" office:value="7.92" calcext:value-type="float">
            <text:p><text:s text:c="3"/>7.92</text:p>
          </table:table-cell>
          <table:table-cell table:style-name="ce19" office:value-type="float" office:value="74356" calcext:value-type="float">
            <text:p><text:s text:c="3"/>74,356</text:p>
          </table:table-cell>
          <table:table-cell table:style-name="ce30" office:value-type="float" office:value="14.41" calcext:value-type="float">
            <text:p><text:s text:c="3"/>14.41</text:p>
          </table:table-cell>
          <table:table-cell table:style-name="ce38" office:value-type="float" office:value="44322" calcext:value-type="float">
            <text:p><text:s text:c="3"/>44,322</text:p>
          </table:table-cell>
          <table:table-cell table:style-name="ce30" office:value-type="float" office:value="8.59" calcext:value-type="float">
            <text:p><text:s text:c="3"/>8.59</text:p>
          </table:table-cell>
          <table:table-cell table:style-name="ce43" office:value-type="float" office:value="382578" calcext:value-type="float">
            <text:p><text:s text:c="3"/>382,578</text:p>
          </table:table-cell>
          <table:table-cell table:style-name="ce30" office:value-type="float" office:value="74.12" calcext:value-type="float">
            <text:p><text:s text:c="3"/>74.12</text:p>
          </table:table-cell>
          <table:table-cell table:style-name="ce38" office:value-type="float" office:value="57060" calcext:value-type="float">
            <text:p><text:s text:c="3"/>57,060</text:p>
          </table:table-cell>
          <table:table-cell table:style-name="ce53" office:value-type="float" office:value="11.06" calcext:value-type="float">
            <text:p><text:s text:c="3"/>11.0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苗栗縣</text:p>
          </table:table-cell>
          <table:table-cell table:style-name="ce19" office:value-type="float" office:value="561226" calcext:value-type="float">
            <text:p><text:s text:c="3"/>561,226</text:p>
          </table:table-cell>
          <table:table-cell table:style-name="ce19" office:value-type="float" office:value="23547" calcext:value-type="float">
            <text:p><text:s text:c="3"/>23,547</text:p>
          </table:table-cell>
          <table:table-cell table:style-name="ce30" office:value-type="float" office:value="4.2" calcext:value-type="float">
            <text:p><text:s text:c="3"/>4.20</text:p>
          </table:table-cell>
          <table:table-cell table:style-name="ce19" office:value-type="float" office:value="33952" calcext:value-type="float">
            <text:p><text:s text:c="3"/>33,952</text:p>
          </table:table-cell>
          <table:table-cell table:style-name="ce30" office:value-type="float" office:value="6.05" calcext:value-type="float">
            <text:p><text:s text:c="3"/>6.05</text:p>
          </table:table-cell>
          <table:table-cell table:style-name="ce19" office:value-type="float" office:value="65399" calcext:value-type="float">
            <text:p><text:s text:c="3"/>65,399</text:p>
          </table:table-cell>
          <table:table-cell table:style-name="ce30" office:value-type="float" office:value="11.65" calcext:value-type="float">
            <text:p><text:s text:c="3"/>11.65</text:p>
          </table:table-cell>
          <table:table-cell table:style-name="ce38" office:value-type="float" office:value="44635" calcext:value-type="float">
            <text:p><text:s text:c="3"/>44,635</text:p>
          </table:table-cell>
          <table:table-cell table:style-name="ce30" office:value-type="float" office:value="7.95" calcext:value-type="float">
            <text:p><text:s text:c="3"/>7.95</text:p>
          </table:table-cell>
          <table:table-cell table:style-name="ce43" office:value-type="float" office:value="434934" calcext:value-type="float">
            <text:p><text:s text:c="3"/>434,934</text:p>
          </table:table-cell>
          <table:table-cell table:style-name="ce30" office:value-type="float" office:value="77.5" calcext:value-type="float">
            <text:p><text:s text:c="3"/>77.50</text:p>
          </table:table-cell>
          <table:table-cell table:style-name="ce38" office:value-type="float" office:value="75028" calcext:value-type="float">
            <text:p><text:s text:c="3"/>75,028</text:p>
          </table:table-cell>
          <table:table-cell table:style-name="ce53" office:value-type="float" office:value="13.37" calcext:value-type="float">
            <text:p><text:s text:c="3"/>13.37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彰化縣</text:p>
          </table:table-cell>
          <table:table-cell table:style-name="ce19" office:value-type="float" office:value="1303741" calcext:value-type="float">
            <text:p><text:s text:c="3"/>1,303,741</text:p>
          </table:table-cell>
          <table:table-cell table:style-name="ce19" office:value-type="float" office:value="55727" calcext:value-type="float">
            <text:p><text:s text:c="3"/>55,727</text:p>
          </table:table-cell>
          <table:table-cell table:style-name="ce30" office:value-type="float" office:value="4.27" calcext:value-type="float">
            <text:p><text:s text:c="3"/>4.27</text:p>
          </table:table-cell>
          <table:table-cell table:style-name="ce19" office:value-type="float" office:value="80178" calcext:value-type="float">
            <text:p><text:s text:c="3"/>80,178</text:p>
          </table:table-cell>
          <table:table-cell table:style-name="ce30" office:value-type="float" office:value="6.15" calcext:value-type="float">
            <text:p><text:s text:c="3"/>6.15</text:p>
          </table:table-cell>
          <table:table-cell table:style-name="ce19" office:value-type="float" office:value="155598" calcext:value-type="float">
            <text:p><text:s text:c="3"/>155,598</text:p>
          </table:table-cell>
          <table:table-cell table:style-name="ce30" office:value-type="float" office:value="11.93" calcext:value-type="float">
            <text:p><text:s text:c="3"/>11.93</text:p>
          </table:table-cell>
          <table:table-cell table:style-name="ce38" office:value-type="float" office:value="106208" calcext:value-type="float">
            <text:p><text:s text:c="3"/>106,208</text:p>
          </table:table-cell>
          <table:table-cell table:style-name="ce30" office:value-type="float" office:value="8.15" calcext:value-type="float">
            <text:p><text:s text:c="3"/>8.15</text:p>
          </table:table-cell>
          <table:table-cell table:style-name="ce43" office:value-type="float" office:value="1004212" calcext:value-type="float">
            <text:p><text:s text:c="3"/>1,004,212</text:p>
          </table:table-cell>
          <table:table-cell table:style-name="ce30" office:value-type="float" office:value="77.03" calcext:value-type="float">
            <text:p><text:s text:c="3"/>77.03</text:p>
          </table:table-cell>
          <table:table-cell table:style-name="ce38" office:value-type="float" office:value="157804" calcext:value-type="float">
            <text:p><text:s text:c="3"/>157,804</text:p>
          </table:table-cell>
          <table:table-cell table:style-name="ce53" office:value-type="float" office:value="12.1" calcext:value-type="float">
            <text:p><text:s text:c="3"/>12.1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9" office:value-type="float" office:value="523805" calcext:value-type="float">
            <text:p><text:s text:c="3"/>523,805</text:p>
          </table:table-cell>
          <table:table-cell table:style-name="ce19" office:value-type="float" office:value="18816" calcext:value-type="float">
            <text:p><text:s text:c="3"/>18,816</text:p>
          </table:table-cell>
          <table:table-cell table:style-name="ce30" office:value-type="float" office:value="3.59" calcext:value-type="float">
            <text:p><text:s text:c="3"/>3.59</text:p>
          </table:table-cell>
          <table:table-cell table:style-name="ce19" office:value-type="float" office:value="27587" calcext:value-type="float">
            <text:p><text:s text:c="3"/>27,587</text:p>
          </table:table-cell>
          <table:table-cell table:style-name="ce30" office:value-type="float" office:value="5.27" calcext:value-type="float">
            <text:p><text:s text:c="3"/>5.27</text:p>
          </table:table-cell>
          <table:table-cell table:style-name="ce19" office:value-type="float" office:value="55451" calcext:value-type="float">
            <text:p><text:s text:c="3"/>55,451</text:p>
          </table:table-cell>
          <table:table-cell table:style-name="ce30" office:value-type="float" office:value="10.59" calcext:value-type="float">
            <text:p><text:s text:c="3"/>10.59</text:p>
          </table:table-cell>
          <table:table-cell table:style-name="ce38" office:value-type="float" office:value="41921" calcext:value-type="float">
            <text:p><text:s text:c="3"/>41,921</text:p>
          </table:table-cell>
          <table:table-cell table:style-name="ce30" office:value-type="float" office:value="8" calcext:value-type="float">
            <text:p><text:s text:c="3"/>8.00</text:p>
          </table:table-cell>
          <table:table-cell table:style-name="ce43" office:value-type="float" office:value="411298" calcext:value-type="float">
            <text:p><text:s text:c="3"/>411,298</text:p>
          </table:table-cell>
          <table:table-cell table:style-name="ce30" office:value-type="float" office:value="78.52" calcext:value-type="float">
            <text:p><text:s text:c="3"/>78.52</text:p>
          </table:table-cell>
          <table:table-cell table:style-name="ce38" office:value-type="float" office:value="71394" calcext:value-type="float">
            <text:p><text:s text:c="3"/>71,394</text:p>
          </table:table-cell>
          <table:table-cell table:style-name="ce53" office:value-type="float" office:value="13.63" calcext:value-type="float">
            <text:p><text:s text:c="3"/>13.6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雲林縣</text:p>
          </table:table-cell>
          <table:table-cell table:style-name="ce19" office:value-type="float" office:value="714539" calcext:value-type="float">
            <text:p><text:s text:c="3"/>714,539</text:p>
          </table:table-cell>
          <table:table-cell table:style-name="ce19" office:value-type="float" office:value="27554" calcext:value-type="float">
            <text:p><text:s text:c="3"/>27,554</text:p>
          </table:table-cell>
          <table:table-cell table:style-name="ce30" office:value-type="float" office:value="3.86" calcext:value-type="float">
            <text:p><text:s text:c="3"/>3.86</text:p>
          </table:table-cell>
          <table:table-cell table:style-name="ce19" office:value-type="float" office:value="39847" calcext:value-type="float">
            <text:p><text:s text:c="3"/>39,847</text:p>
          </table:table-cell>
          <table:table-cell table:style-name="ce30" office:value-type="float" office:value="5.58" calcext:value-type="float">
            <text:p><text:s text:c="3"/>5.58</text:p>
          </table:table-cell>
          <table:table-cell table:style-name="ce19" office:value-type="float" office:value="78810" calcext:value-type="float">
            <text:p><text:s text:c="3"/>78,810</text:p>
          </table:table-cell>
          <table:table-cell table:style-name="ce30" office:value-type="float" office:value="11.03" calcext:value-type="float">
            <text:p><text:s text:c="3"/>11.03</text:p>
          </table:table-cell>
          <table:table-cell table:style-name="ce38" office:value-type="float" office:value="54642" calcext:value-type="float">
            <text:p><text:s text:c="3"/>54,642</text:p>
          </table:table-cell>
          <table:table-cell table:style-name="ce30" office:value-type="float" office:value="7.65" calcext:value-type="float">
            <text:p><text:s text:c="3"/>7.65</text:p>
          </table:table-cell>
          <table:table-cell table:style-name="ce43" office:value-type="float" office:value="563132" calcext:value-type="float">
            <text:p><text:s text:c="3"/>563,132</text:p>
          </table:table-cell>
          <table:table-cell table:style-name="ce30" office:value-type="float" office:value="78.81" calcext:value-type="float">
            <text:p><text:s text:c="3"/>78.81</text:p>
          </table:table-cell>
          <table:table-cell table:style-name="ce38" office:value-type="float" office:value="108187" calcext:value-type="float">
            <text:p><text:s text:c="3"/>108,187</text:p>
          </table:table-cell>
          <table:table-cell table:style-name="ce53" office:value-type="float" office:value="15.14" calcext:value-type="float">
            <text:p><text:s text:c="3"/>15.1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9" office:value-type="float" office:value="539162" calcext:value-type="float">
            <text:p><text:s text:c="3"/>539,162</text:p>
          </table:table-cell>
          <table:table-cell table:style-name="ce19" office:value-type="float" office:value="18959" calcext:value-type="float">
            <text:p><text:s text:c="3"/>18,959</text:p>
          </table:table-cell>
          <table:table-cell table:style-name="ce30" office:value-type="float" office:value="3.52" calcext:value-type="float">
            <text:p><text:s text:c="3"/>3.52</text:p>
          </table:table-cell>
          <table:table-cell table:style-name="ce19" office:value-type="float" office:value="27463" calcext:value-type="float">
            <text:p><text:s text:c="3"/>27,463</text:p>
          </table:table-cell>
          <table:table-cell table:style-name="ce30" office:value-type="float" office:value="5.09" calcext:value-type="float">
            <text:p><text:s text:c="3"/>5.09</text:p>
          </table:table-cell>
          <table:table-cell table:style-name="ce19" office:value-type="float" office:value="54293" calcext:value-type="float">
            <text:p><text:s text:c="3"/>54,293</text:p>
          </table:table-cell>
          <table:table-cell table:style-name="ce30" office:value-type="float" office:value="10.07" calcext:value-type="float">
            <text:p><text:s text:c="3"/>10.07</text:p>
          </table:table-cell>
          <table:table-cell table:style-name="ce38" office:value-type="float" office:value="38952" calcext:value-type="float">
            <text:p><text:s text:c="3"/>38,952</text:p>
          </table:table-cell>
          <table:table-cell table:style-name="ce30" office:value-type="float" office:value="7.22" calcext:value-type="float">
            <text:p><text:s text:c="3"/>7.22</text:p>
          </table:table-cell>
          <table:table-cell table:style-name="ce43" office:value-type="float" office:value="431755" calcext:value-type="float">
            <text:p><text:s text:c="3"/>431,755</text:p>
          </table:table-cell>
          <table:table-cell table:style-name="ce30" office:value-type="float" office:value="80.08" calcext:value-type="float">
            <text:p><text:s text:c="3"/>80.08</text:p>
          </table:table-cell>
          <table:table-cell table:style-name="ce38" office:value-type="float" office:value="84585" calcext:value-type="float">
            <text:p><text:s text:c="3"/>84,585</text:p>
          </table:table-cell>
          <table:table-cell table:style-name="ce53" office:value-type="float" office:value="15.69" calcext:value-type="float">
            <text:p><text:s text:c="3"/>15.69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屏東縣</text:p>
          </table:table-cell>
          <table:table-cell table:style-name="ce19" office:value-type="float" office:value="867113" calcext:value-type="float">
            <text:p><text:s text:c="3"/>867,113</text:p>
          </table:table-cell>
          <table:table-cell table:style-name="ce19" office:value-type="float" office:value="29375" calcext:value-type="float">
            <text:p><text:s text:c="3"/>29,375</text:p>
          </table:table-cell>
          <table:table-cell table:style-name="ce30" office:value-type="float" office:value="3.39" calcext:value-type="float">
            <text:p><text:s text:c="3"/>3.39</text:p>
          </table:table-cell>
          <table:table-cell table:style-name="ce19" office:value-type="float" office:value="43500" calcext:value-type="float">
            <text:p><text:s text:c="3"/>43,500</text:p>
          </table:table-cell>
          <table:table-cell table:style-name="ce30" office:value-type="float" office:value="5.02" calcext:value-type="float">
            <text:p><text:s text:c="3"/>5.02</text:p>
          </table:table-cell>
          <table:table-cell table:style-name="ce19" office:value-type="float" office:value="88601" calcext:value-type="float">
            <text:p><text:s text:c="3"/>88,601</text:p>
          </table:table-cell>
          <table:table-cell table:style-name="ce30" office:value-type="float" office:value="10.22" calcext:value-type="float">
            <text:p><text:s text:c="3"/>10.22</text:p>
          </table:table-cell>
          <table:table-cell table:style-name="ce38" office:value-type="float" office:value="69392" calcext:value-type="float">
            <text:p><text:s text:c="3"/>69,392</text:p>
          </table:table-cell>
          <table:table-cell table:style-name="ce30" office:value-type="float" office:value="8" calcext:value-type="float">
            <text:p><text:s text:c="3"/>8.00</text:p>
          </table:table-cell>
          <table:table-cell table:style-name="ce43" office:value-type="float" office:value="684838" calcext:value-type="float">
            <text:p><text:s text:c="3"/>684,838</text:p>
          </table:table-cell>
          <table:table-cell table:style-name="ce30" office:value-type="float" office:value="78.98" calcext:value-type="float">
            <text:p><text:s text:c="3"/>78.98</text:p>
          </table:table-cell>
          <table:table-cell table:style-name="ce38" office:value-type="float" office:value="110118" calcext:value-type="float">
            <text:p><text:s text:c="3"/>110,118</text:p>
          </table:table-cell>
          <table:table-cell table:style-name="ce53" office:value-type="float" office:value="12.7" calcext:value-type="float">
            <text:p><text:s text:c="3"/>12.7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9" office:value-type="float" office:value="228890" calcext:value-type="float">
            <text:p><text:s text:c="3"/>228,890</text:p>
          </table:table-cell>
          <table:table-cell table:style-name="ce19" office:value-type="float" office:value="9104" calcext:value-type="float">
            <text:p><text:s text:c="3"/>9,104</text:p>
          </table:table-cell>
          <table:table-cell table:style-name="ce30" office:value-type="float" office:value="3.98" calcext:value-type="float">
            <text:p><text:s text:c="3"/>3.98</text:p>
          </table:table-cell>
          <table:table-cell table:style-name="ce19" office:value-type="float" office:value="13183" calcext:value-type="float">
            <text:p><text:s text:c="3"/>13,183</text:p>
          </table:table-cell>
          <table:table-cell table:style-name="ce30" office:value-type="float" office:value="5.76" calcext:value-type="float">
            <text:p><text:s text:c="3"/>5.76</text:p>
          </table:table-cell>
          <table:table-cell table:style-name="ce19" office:value-type="float" office:value="25514" calcext:value-type="float">
            <text:p><text:s text:c="3"/>25,514</text:p>
          </table:table-cell>
          <table:table-cell table:style-name="ce30" office:value-type="float" office:value="11.15" calcext:value-type="float">
            <text:p><text:s text:c="3"/>11.15</text:p>
          </table:table-cell>
          <table:table-cell table:style-name="ce38" office:value-type="float" office:value="17959" calcext:value-type="float">
            <text:p><text:s text:c="3"/>17,959</text:p>
          </table:table-cell>
          <table:table-cell table:style-name="ce30" office:value-type="float" office:value="7.85" calcext:value-type="float">
            <text:p><text:s text:c="3"/>7.85</text:p>
          </table:table-cell>
          <table:table-cell table:style-name="ce43" office:value-type="float" office:value="179032" calcext:value-type="float">
            <text:p><text:s text:c="3"/>179,032</text:p>
          </table:table-cell>
          <table:table-cell table:style-name="ce30" office:value-type="float" office:value="78.22" calcext:value-type="float">
            <text:p><text:s text:c="3"/>78.22</text:p>
          </table:table-cell>
          <table:table-cell table:style-name="ce38" office:value-type="float" office:value="29964" calcext:value-type="float">
            <text:p><text:s text:c="3"/>29,964</text:p>
          </table:table-cell>
          <table:table-cell table:style-name="ce53" office:value-type="float" office:value="13.09" calcext:value-type="float">
            <text:p><text:s text:c="3"/>13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9" office:value-type="float" office:value="337193" calcext:value-type="float">
            <text:p><text:s text:c="3"/>337,193</text:p>
          </table:table-cell>
          <table:table-cell table:style-name="ce19" office:value-type="float" office:value="12767" calcext:value-type="float">
            <text:p><text:s text:c="3"/>12,767</text:p>
          </table:table-cell>
          <table:table-cell table:style-name="ce30" office:value-type="float" office:value="3.79" calcext:value-type="float">
            <text:p><text:s text:c="3"/>3.79</text:p>
          </table:table-cell>
          <table:table-cell table:style-name="ce19" office:value-type="float" office:value="18505" calcext:value-type="float">
            <text:p><text:s text:c="3"/>18,505</text:p>
          </table:table-cell>
          <table:table-cell table:style-name="ce30" office:value-type="float" office:value="5.49" calcext:value-type="float">
            <text:p><text:s text:c="3"/>5.49</text:p>
          </table:table-cell>
          <table:table-cell table:style-name="ce19" office:value-type="float" office:value="36215" calcext:value-type="float">
            <text:p><text:s text:c="3"/>36,215</text:p>
          </table:table-cell>
          <table:table-cell table:style-name="ce30" office:value-type="float" office:value="10.74" calcext:value-type="float">
            <text:p><text:s text:c="3"/>10.74</text:p>
          </table:table-cell>
          <table:table-cell table:style-name="ce38" office:value-type="float" office:value="27408" calcext:value-type="float">
            <text:p><text:s text:c="3"/>27,408</text:p>
          </table:table-cell>
          <table:table-cell table:style-name="ce30" office:value-type="float" office:value="8.13" calcext:value-type="float">
            <text:p><text:s text:c="3"/>8.13</text:p>
          </table:table-cell>
          <table:table-cell table:style-name="ce43" office:value-type="float" office:value="263902" calcext:value-type="float">
            <text:p><text:s text:c="3"/>263,902</text:p>
          </table:table-cell>
          <table:table-cell table:style-name="ce30" office:value-type="float" office:value="78.26" calcext:value-type="float">
            <text:p><text:s text:c="3"/>78.26</text:p>
          </table:table-cell>
          <table:table-cell table:style-name="ce38" office:value-type="float" office:value="42511" calcext:value-type="float">
            <text:p><text:s text:c="3"/>42,511</text:p>
          </table:table-cell>
          <table:table-cell table:style-name="ce53" office:value-type="float" office:value="12.61" calcext:value-type="float">
            <text:p><text:s text:c="3"/>12.6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9" office:value-type="float" office:value="96642" calcext:value-type="float">
            <text:p><text:s text:c="3"/>96,642</text:p>
          </table:table-cell>
          <table:table-cell table:style-name="ce19" office:value-type="float" office:value="3582" calcext:value-type="float">
            <text:p><text:s text:c="3"/>3,582</text:p>
          </table:table-cell>
          <table:table-cell table:style-name="ce30" office:value-type="float" office:value="3.71" calcext:value-type="float">
            <text:p><text:s text:c="3"/>3.71</text:p>
          </table:table-cell>
          <table:table-cell table:style-name="ce19" office:value-type="float" office:value="5084" calcext:value-type="float">
            <text:p><text:s text:c="3"/>5,084</text:p>
          </table:table-cell>
          <table:table-cell table:style-name="ce30" office:value-type="float" office:value="5.26" calcext:value-type="float">
            <text:p><text:s text:c="3"/>5.26</text:p>
          </table:table-cell>
          <table:table-cell table:style-name="ce19" office:value-type="float" office:value="9638" calcext:value-type="float">
            <text:p><text:s text:c="3"/>9,638</text:p>
          </table:table-cell>
          <table:table-cell table:style-name="ce30" office:value-type="float" office:value="9.97" calcext:value-type="float">
            <text:p><text:s text:c="3"/>9.97</text:p>
          </table:table-cell>
          <table:table-cell table:style-name="ce38" office:value-type="float" office:value="6633" calcext:value-type="float">
            <text:p><text:s text:c="3"/>6,633</text:p>
          </table:table-cell>
          <table:table-cell table:style-name="ce30" office:value-type="float" office:value="6.86" calcext:value-type="float">
            <text:p><text:s text:c="3"/>6.86</text:p>
          </table:table-cell>
          <table:table-cell table:style-name="ce43" office:value-type="float" office:value="77552" calcext:value-type="float">
            <text:p><text:s text:c="3"/>77,552</text:p>
          </table:table-cell>
          <table:table-cell table:style-name="ce30" office:value-type="float" office:value="80.25" calcext:value-type="float">
            <text:p><text:s text:c="3"/>80.25</text:p>
          </table:table-cell>
          <table:table-cell table:style-name="ce38" office:value-type="float" office:value="13970" calcext:value-type="float">
            <text:p><text:s text:c="3"/>13,970</text:p>
          </table:table-cell>
          <table:table-cell table:style-name="ce53" office:value-type="float" office:value="14.46" calcext:value-type="float">
            <text:p><text:s text:c="3"/>14.46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基隆市</text:p>
          </table:table-cell>
          <table:table-cell table:style-name="ce19" office:value-type="float" office:value="381056" calcext:value-type="float">
            <text:p><text:s text:c="3"/>381,056</text:p>
          </table:table-cell>
          <table:table-cell table:style-name="ce19" office:value-type="float" office:value="12057" calcext:value-type="float">
            <text:p><text:s text:c="3"/>12,057</text:p>
          </table:table-cell>
          <table:table-cell table:style-name="ce30" office:value-type="float" office:value="3.16" calcext:value-type="float">
            <text:p><text:s text:c="3"/>3.16</text:p>
          </table:table-cell>
          <table:table-cell table:style-name="ce19" office:value-type="float" office:value="17999" calcext:value-type="float">
            <text:p><text:s text:c="3"/>17,999</text:p>
          </table:table-cell>
          <table:table-cell table:style-name="ce30" office:value-type="float" office:value="4.72" calcext:value-type="float">
            <text:p><text:s text:c="3"/>4.72</text:p>
          </table:table-cell>
          <table:table-cell table:style-name="ce19" office:value-type="float" office:value="37338" calcext:value-type="float">
            <text:p><text:s text:c="3"/>37,338</text:p>
          </table:table-cell>
          <table:table-cell table:style-name="ce30" office:value-type="float" office:value="9.8" calcext:value-type="float">
            <text:p><text:s text:c="3"/>9.80</text:p>
          </table:table-cell>
          <table:table-cell table:style-name="ce38" office:value-type="float" office:value="30857" calcext:value-type="float">
            <text:p><text:s text:c="3"/>30,857</text:p>
          </table:table-cell>
          <table:table-cell table:style-name="ce30" office:value-type="float" office:value="8.1" calcext:value-type="float">
            <text:p><text:s text:c="3"/>8.10</text:p>
          </table:table-cell>
          <table:table-cell table:style-name="ce43" office:value-type="float" office:value="301934" calcext:value-type="float">
            <text:p><text:s text:c="3"/>301,934</text:p>
          </table:table-cell>
          <table:table-cell table:style-name="ce30" office:value-type="float" office:value="79.24" calcext:value-type="float">
            <text:p><text:s text:c="3"/>79.24</text:p>
          </table:table-cell>
          <table:table-cell table:style-name="ce38" office:value-type="float" office:value="42118" calcext:value-type="float">
            <text:p><text:s text:c="3"/>42,118</text:p>
          </table:table-cell>
          <table:table-cell table:style-name="ce53" office:value-type="float" office:value="11.05" calcext:value-type="float">
            <text:p><text:s text:c="3"/>11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9" office:value-type="float" office:value="417966" calcext:value-type="float">
            <text:p><text:s text:c="3"/>417,966</text:p>
          </table:table-cell>
          <table:table-cell table:style-name="ce19" office:value-type="float" office:value="24376" calcext:value-type="float">
            <text:p><text:s text:c="3"/>24,376</text:p>
          </table:table-cell>
          <table:table-cell table:style-name="ce30" office:value-type="float" office:value="5.83" calcext:value-type="float">
            <text:p><text:s text:c="3"/>5.83</text:p>
          </table:table-cell>
          <table:table-cell table:style-name="ce19" office:value-type="float" office:value="34083" calcext:value-type="float">
            <text:p><text:s text:c="3"/>34,083</text:p>
          </table:table-cell>
          <table:table-cell table:style-name="ce30" office:value-type="float" office:value="8.15" calcext:value-type="float">
            <text:p><text:s text:c="3"/>8.15</text:p>
          </table:table-cell>
          <table:table-cell table:style-name="ce19" office:value-type="float" office:value="61400" calcext:value-type="float">
            <text:p><text:s text:c="3"/>61,400</text:p>
          </table:table-cell>
          <table:table-cell table:style-name="ce30" office:value-type="float" office:value="14.69" calcext:value-type="float">
            <text:p><text:s text:c="3"/>14.69</text:p>
          </table:table-cell>
          <table:table-cell table:style-name="ce38" office:value-type="float" office:value="34804" calcext:value-type="float">
            <text:p><text:s text:c="3"/>34,804</text:p>
          </table:table-cell>
          <table:table-cell table:style-name="ce30" office:value-type="float" office:value="8.33" calcext:value-type="float">
            <text:p><text:s text:c="3"/>8.33</text:p>
          </table:table-cell>
          <table:table-cell table:style-name="ce43" office:value-type="float" office:value="310617" calcext:value-type="float">
            <text:p><text:s text:c="3"/>310,617</text:p>
          </table:table-cell>
          <table:table-cell table:style-name="ce30" office:value-type="float" office:value="74.32" calcext:value-type="float">
            <text:p><text:s text:c="3"/>74.32</text:p>
          </table:table-cell>
          <table:table-cell table:style-name="ce38" office:value-type="float" office:value="39171" calcext:value-type="float">
            <text:p><text:s text:c="3"/>39,171</text:p>
          </table:table-cell>
          <table:table-cell table:style-name="ce53" office:value-type="float" office:value="9.37" calcext:value-type="float">
            <text:p><text:s text:c="3"/>9.3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9" office:value-type="float" office:value="271960" calcext:value-type="float">
            <text:p><text:s text:c="3"/>271,960</text:p>
          </table:table-cell>
          <table:table-cell table:style-name="ce19" office:value-type="float" office:value="10243" calcext:value-type="float">
            <text:p><text:s text:c="3"/>10,243</text:p>
          </table:table-cell>
          <table:table-cell table:style-name="ce30" office:value-type="float" office:value="3.77" calcext:value-type="float">
            <text:p><text:s text:c="3"/>3.77</text:p>
          </table:table-cell>
          <table:table-cell table:style-name="ce19" office:value-type="float" office:value="15535" calcext:value-type="float">
            <text:p><text:s text:c="3"/>15,535</text:p>
          </table:table-cell>
          <table:table-cell table:style-name="ce30" office:value-type="float" office:value="5.71" calcext:value-type="float">
            <text:p><text:s text:c="3"/>5.71</text:p>
          </table:table-cell>
          <table:table-cell table:style-name="ce19" office:value-type="float" office:value="33512" calcext:value-type="float">
            <text:p><text:s text:c="3"/>33,512</text:p>
          </table:table-cell>
          <table:table-cell table:style-name="ce30" office:value-type="float" office:value="12.32" calcext:value-type="float">
            <text:p><text:s text:c="3"/>12.32</text:p>
          </table:table-cell>
          <table:table-cell table:style-name="ce38" office:value-type="float" office:value="25172" calcext:value-type="float">
            <text:p><text:s text:c="3"/>25,172</text:p>
          </table:table-cell>
          <table:table-cell table:style-name="ce30" office:value-type="float" office:value="9.26" calcext:value-type="float">
            <text:p><text:s text:c="3"/>9.26</text:p>
          </table:table-cell>
          <table:table-cell table:style-name="ce43" office:value-type="float" office:value="205547" calcext:value-type="float">
            <text:p><text:s text:c="3"/>205,547</text:p>
          </table:table-cell>
          <table:table-cell table:style-name="ce30" office:value-type="float" office:value="75.58" calcext:value-type="float">
            <text:p><text:s text:c="3"/>75.58</text:p>
          </table:table-cell>
          <table:table-cell table:style-name="ce38" office:value-type="float" office:value="30002" calcext:value-type="float">
            <text:p><text:s text:c="3"/>30,002</text:p>
          </table:table-cell>
          <table:table-cell table:style-name="ce53" office:value-type="float" office:value="11.03" calcext:value-type="float">
            <text:p><text:s text:c="3"/>11.03</text:p>
          </table:table-cell>
          <table:table-cell table:number-columns-repeated="1010"/>
        </table:table-row>
        <table:table-row table:style-name="ro9">
          <table:table-cell table:style-name="ce6" office:value-type="string" calcext:value-type="string">
            <text:p>福建省</text:p>
          </table:table-cell>
          <table:table-cell table:style-name="ce19" office:value-type="float" office:value="111104" calcext:value-type="float">
            <text:p><text:s text:c="3"/>111,104</text:p>
          </table:table-cell>
          <table:table-cell table:style-name="ce19" office:value-type="float" office:value="5499" calcext:value-type="float">
            <text:p><text:s text:c="3"/>5,499</text:p>
          </table:table-cell>
          <table:table-cell table:style-name="ce30" office:value-type="float" office:value="4.95" calcext:value-type="float">
            <text:p><text:s text:c="3"/>4.95</text:p>
          </table:table-cell>
          <table:table-cell table:style-name="ce19" office:value-type="float" office:value="7046" calcext:value-type="float">
            <text:p><text:s text:c="3"/>7,046</text:p>
          </table:table-cell>
          <table:table-cell table:style-name="ce30" office:value-type="float" office:value="6.34" calcext:value-type="float">
            <text:p><text:s text:c="3"/>6.34</text:p>
          </table:table-cell>
          <table:table-cell table:style-name="ce19" office:value-type="float" office:value="11397" calcext:value-type="float">
            <text:p><text:s text:c="3"/>11,397</text:p>
          </table:table-cell>
          <table:table-cell table:style-name="ce30" office:value-type="float" office:value="10.26" calcext:value-type="float">
            <text:p><text:s text:c="3"/>10.26</text:p>
          </table:table-cell>
          <table:table-cell table:style-name="ce38" office:value-type="float" office:value="6609" calcext:value-type="float">
            <text:p><text:s text:c="3"/>6,609</text:p>
          </table:table-cell>
          <table:table-cell table:style-name="ce30" office:value-type="float" office:value="5.95" calcext:value-type="float">
            <text:p><text:s text:c="3"/>5.95</text:p>
          </table:table-cell>
          <table:table-cell table:style-name="ce43" office:value-type="float" office:value="89798" calcext:value-type="float">
            <text:p><text:s text:c="3"/>89,798</text:p>
          </table:table-cell>
          <table:table-cell table:style-name="ce30" office:value-type="float" office:value="80.82" calcext:value-type="float">
            <text:p><text:s text:c="3"/>80.82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53" office:value-type="float" office:value="11.86" calcext:value-type="float">
            <text:p><text:s text:c="3"/>11.8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101094" calcext:value-type="float">
            <text:p><text:s text:c="3"/>101,094</text:p>
          </table:table-cell>
          <table:table-cell table:style-name="ce19" office:value-type="float" office:value="4993" calcext:value-type="float">
            <text:p><text:s text:c="3"/>4,993</text:p>
          </table:table-cell>
          <table:table-cell table:style-name="ce30" office:value-type="float" office:value="4.94" calcext:value-type="float">
            <text:p><text:s text:c="3"/>4.94</text:p>
          </table:table-cell>
          <table:table-cell table:style-name="ce19" office:value-type="float" office:value="6366" calcext:value-type="float">
            <text:p><text:s text:c="3"/>6,366</text:p>
          </table:table-cell>
          <table:table-cell table:style-name="ce30" office:value-type="float" office:value="6.3" calcext:value-type="float">
            <text:p><text:s text:c="3"/>6.30</text:p>
          </table:table-cell>
          <table:table-cell table:style-name="ce19" office:value-type="float" office:value="10256" calcext:value-type="float">
            <text:p><text:s text:c="3"/>10,256</text:p>
          </table:table-cell>
          <table:table-cell table:style-name="ce30" office:value-type="float" office:value="10.15" calcext:value-type="float">
            <text:p><text:s text:c="3"/>10.15</text:p>
          </table:table-cell>
          <table:table-cell table:style-name="ce38" office:value-type="float" office:value="5944" calcext:value-type="float">
            <text:p><text:s text:c="3"/>5,944</text:p>
          </table:table-cell>
          <table:table-cell table:style-name="ce30" office:value-type="float" office:value="5.88" calcext:value-type="float">
            <text:p><text:s text:c="3"/>5.88</text:p>
          </table:table-cell>
          <table:table-cell table:style-name="ce43" office:value-type="float" office:value="81853" calcext:value-type="float">
            <text:p><text:s text:c="3"/>81,853</text:p>
          </table:table-cell>
          <table:table-cell table:style-name="ce30" office:value-type="float" office:value="80.97" calcext:value-type="float">
            <text:p><text:s text:c="3"/>80.97</text:p>
          </table:table-cell>
          <table:table-cell table:style-name="ce38" office:value-type="float" office:value="12236" calcext:value-type="float">
            <text:p><text:s text:c="3"/>12,236</text:p>
          </table:table-cell>
          <table:table-cell table:style-name="ce53" office:value-type="float" office:value="12.1" calcext:value-type="float">
            <text:p><text:s text:c="3"/>12.10</text:p>
          </table:table-cell>
          <table:table-cell table:number-columns-repeated="1010"/>
        </table:table-row>
        <table:table-row table:style-name="ro10">
          <table:table-cell table:style-name="ce9" office:value-type="string" calcext:value-type="string">
            <text:p>連江縣</text:p>
          </table:table-cell>
          <table:table-cell table:style-name="ce20" office:value-type="float" office:value="10010" calcext:value-type="float">
            <text:p><text:s text:c="3"/>10,010</text:p>
          </table:table-cell>
          <table:table-cell table:style-name="ce20" office:value-type="float" office:value="506" calcext:value-type="float">
            <text:p><text:s text:c="3"/>506</text:p>
          </table:table-cell>
          <table:table-cell table:style-name="ce31" office:value-type="float" office:value="5.05" calcext:value-type="float">
            <text:p><text:s text:c="3"/>5.05</text:p>
          </table:table-cell>
          <table:table-cell table:style-name="ce20" office:value-type="float" office:value="680" calcext:value-type="float">
            <text:p><text:s text:c="3"/>680</text:p>
          </table:table-cell>
          <table:table-cell table:style-name="ce31" office:value-type="float" office:value="6.79" calcext:value-type="float">
            <text:p><text:s text:c="3"/>6.79</text:p>
          </table:table-cell>
          <table:table-cell table:style-name="ce20" office:value-type="float" office:value="1141" calcext:value-type="float">
            <text:p><text:s text:c="3"/>1,141</text:p>
          </table:table-cell>
          <table:table-cell table:style-name="ce31" office:value-type="float" office:value="11.4" calcext:value-type="float">
            <text:p><text:s text:c="3"/>11.40</text:p>
          </table:table-cell>
          <table:table-cell table:style-name="ce39" office:value-type="float" office:value="665" calcext:value-type="float">
            <text:p><text:s text:c="3"/>665</text:p>
          </table:table-cell>
          <table:table-cell table:style-name="ce31" office:value-type="float" office:value="6.64" calcext:value-type="float">
            <text:p><text:s text:c="3"/>6.64</text:p>
          </table:table-cell>
          <table:table-cell table:style-name="ce44" office:value-type="float" office:value="7945" calcext:value-type="float">
            <text:p><text:s text:c="3"/>7,945</text:p>
          </table:table-cell>
          <table:table-cell table:style-name="ce31" office:value-type="float" office:value="79.37" calcext:value-type="float">
            <text:p><text:s text:c="3"/>79.37</text:p>
          </table:table-cell>
          <table:table-cell table:style-name="ce39" office:value-type="float" office:value="946" calcext:value-type="float">
            <text:p><text:s text:c="3"/>946</text:p>
          </table:table-cell>
          <table:table-cell table:style-name="ce54" office:value-type="float" office:value="9.45" calcext:value-type="float">
            <text:p><text:s text:c="3"/>9.45</text:p>
          </table:table-cell>
          <table:table-cell table:style-name="ce55" table:number-columns-repeated="1010"/>
        </table:table-row>
        <table:table-row table:style-name="ro11">
          <table:table-cell table:style-name="ce10"/>
          <table:table-cell table:style-name="ce21"/>
          <table:table-cell table:style-name="ce25"/>
          <table:table-cell table:style-name="ce32"/>
          <table:table-cell table:style-name="ce34" table:number-columns-repeated="6"/>
          <table:table-cell table:style-name="ce45" office:value-type="string" calcext:value-type="string" table:number-columns-spanned="4" table:number-rows-spanned="1">
            <text:p><text:s text:c="10"/>內政部戶政司 民國100年9月6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08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9-06T17:24:41</meta:creation-date>
    <dc:creator>user</dc:creator>
    <dc:date>2011-09-06T17:25:06</dc:date>
    <meta:document-statistic meta:table-count="1" meta:cell-count="374" meta:object-count="0"/>
    <meta:generator>LibreOffice/5.0.5.2$Windows_x86 LibreOffice_project/55b006a02d247b5f7215fc6ea0fde844b30035b3</meta:generator>
  </office:meta>
</office:document-meta>
</file>